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andomBox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s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(Item, uint16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est Box</text:p>
          </table:table-cell>
          <table:table-cell office:value-type="string" calcext:value-type="string">
            <text:p>[(1, 10)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0">00/00/0000</text:date>, <text:time style:data-style-name="N2" text:time-value="16:42:01.2127434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4T22:42:44.223239462</meta:creation-date>
    <dc:date>2025-10-10T16:56:51.086913303</dc:date>
    <meta:editing-duration>PT34M</meta:editing-duration>
    <meta:editing-cycles>8</meta:editing-cycles>
    <meta:generator>LibreOffice/25.2.6.2$Linux_X86_64 LibreOffice_project/520$Build-2</meta:generator>
    <meta:document-statistic meta:table-count="1" meta:cell-count="9" meta:object-count="0"/>
  </office:meta>
</office:document-meta>
</file>